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4" style:family="paragraph" style:parent-style-name="Text_20_body">
      <style:paragraph-properties fo:text-align="start" style:justify-single-word="false"/>
      <style:text-properties officeooo:rsid="0051f9b7" officeooo:paragraph-rsid="0051f9b7"/>
    </style:style>
    <style:style style:name="P5" style:family="paragraph" style:parent-style-name="Title">
      <style:text-properties officeooo:rsid="00089b28" officeooo:paragraph-rsid="00089b28"/>
    </style:style>
    <style:style style:name="P6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7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8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9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10" style:family="paragraph" style:parent-style-name="Text_20_body" style:list-style-name="L1">
      <style:text-properties officeooo:rsid="002238b4" officeooo:paragraph-rsid="002399d0"/>
    </style:style>
    <style:style style:name="P11" style:family="paragraph" style:parent-style-name="Text_20_body" style:list-style-name="L1">
      <style:text-properties officeooo:rsid="0023bd55" officeooo:paragraph-rsid="0023bd55"/>
    </style:style>
    <style:style style:name="P12" style:family="paragraph" style:parent-style-name="Text_20_body" style:list-style-name="L1">
      <style:text-properties officeooo:rsid="0024ff47" officeooo:paragraph-rsid="0024ff47"/>
    </style:style>
    <style:style style:name="P13" style:family="paragraph" style:parent-style-name="Text_20_body" style:list-style-name="L1">
      <style:text-properties officeooo:rsid="002758ca" officeooo:paragraph-rsid="002758ca"/>
    </style:style>
    <style:style style:name="P14" style:family="paragraph" style:parent-style-name="Text_20_body" style:list-style-name="L1">
      <style:text-properties officeooo:rsid="00284736" officeooo:paragraph-rsid="00284736"/>
    </style:style>
    <style:style style:name="P15" style:family="paragraph" style:parent-style-name="Text_20_body" style:list-style-name="L1">
      <style:text-properties officeooo:rsid="002acd9a" officeooo:paragraph-rsid="002acd9a"/>
    </style:style>
    <style:style style:name="P16" style:family="paragraph" style:parent-style-name="Text_20_body" style:list-style-name="L1">
      <style:text-properties officeooo:rsid="002c44be" officeooo:paragraph-rsid="002c44be"/>
    </style:style>
    <style:style style:name="P17" style:family="paragraph" style:parent-style-name="Text_20_body" style:list-style-name="L1">
      <style:text-properties officeooo:rsid="002e4398" officeooo:paragraph-rsid="002e4398"/>
    </style:style>
    <style:style style:name="P18" style:family="paragraph" style:parent-style-name="Text_20_body" style:list-style-name="L1">
      <style:text-properties officeooo:rsid="002f4dfe" officeooo:paragraph-rsid="002f4dfe"/>
    </style:style>
    <style:style style:name="P19" style:family="paragraph" style:parent-style-name="Text_20_body" style:list-style-name="L1">
      <style:text-properties officeooo:rsid="0030478f" officeooo:paragraph-rsid="0030478f"/>
    </style:style>
    <style:style style:name="P20" style:family="paragraph" style:parent-style-name="Text_20_body" style:list-style-name="L2">
      <style:text-properties officeooo:rsid="0008ec8a" officeooo:paragraph-rsid="0008ec8a"/>
    </style:style>
    <style:style style:name="P21" style:family="paragraph" style:parent-style-name="Text_20_body" style:list-style-name="L2">
      <style:text-properties officeooo:rsid="00139765" officeooo:paragraph-rsid="00139765"/>
    </style:style>
    <style:style style:name="P22" style:family="paragraph" style:parent-style-name="Text_20_body" style:list-style-name="L2">
      <style:text-properties officeooo:rsid="0014ed48" officeooo:paragraph-rsid="0014ed48"/>
    </style:style>
    <style:style style:name="P23" style:family="paragraph" style:parent-style-name="Text_20_body" style:list-style-name="L2">
      <style:text-properties officeooo:rsid="0015453c" officeooo:paragraph-rsid="0015453c"/>
    </style:style>
    <style:style style:name="P24" style:family="paragraph" style:parent-style-name="Text_20_body" style:list-style-name="L2">
      <style:text-properties officeooo:rsid="0016ddf2" officeooo:paragraph-rsid="0016ddf2"/>
    </style:style>
    <style:style style:name="P25" style:family="paragraph" style:parent-style-name="Text_20_body" style:list-style-name="L2">
      <style:text-properties officeooo:rsid="001c42c9" officeooo:paragraph-rsid="001c42c9"/>
    </style:style>
    <style:style style:name="P26" style:family="paragraph" style:parent-style-name="Text_20_body" style:list-style-name="L2">
      <style:text-properties officeooo:rsid="0009ddec" officeooo:paragraph-rsid="0009ddec"/>
    </style:style>
    <style:style style:name="P27" style:family="paragraph" style:parent-style-name="Text_20_body" style:list-style-name="L2">
      <style:text-properties officeooo:rsid="000a82e1" officeooo:paragraph-rsid="000a82e1"/>
    </style:style>
    <style:style style:name="P28" style:family="paragraph" style:parent-style-name="Text_20_body" style:list-style-name="L2">
      <style:text-properties officeooo:rsid="000b1f58" officeooo:paragraph-rsid="000b1f58"/>
    </style:style>
    <style:style style:name="P29" style:family="paragraph" style:parent-style-name="Text_20_body" style:list-style-name="L2">
      <style:text-properties officeooo:rsid="000c51ff" officeooo:paragraph-rsid="000c51ff"/>
    </style:style>
    <style:style style:name="P30" style:family="paragraph" style:parent-style-name="Text_20_body" style:list-style-name="L2">
      <style:text-properties officeooo:rsid="000c52bc" officeooo:paragraph-rsid="000c52bc"/>
    </style:style>
    <style:style style:name="P31" style:family="paragraph" style:parent-style-name="Text_20_body" style:list-style-name="L2">
      <style:text-properties officeooo:rsid="000e0789" officeooo:paragraph-rsid="000e0789"/>
    </style:style>
    <style:style style:name="P32" style:family="paragraph" style:parent-style-name="Text_20_body" style:list-style-name="L2">
      <style:text-properties officeooo:rsid="000e7583" officeooo:paragraph-rsid="000e7583"/>
    </style:style>
    <style:style style:name="P33" style:family="paragraph" style:parent-style-name="Text_20_body" style:list-style-name="L2">
      <style:text-properties officeooo:rsid="000ff227" officeooo:paragraph-rsid="000ff227"/>
    </style:style>
    <style:style style:name="P34" style:family="paragraph" style:parent-style-name="Text_20_body" style:list-style-name="L2">
      <style:text-properties officeooo:rsid="00117a9e" officeooo:paragraph-rsid="00117a9e"/>
    </style:style>
    <style:style style:name="P35" style:family="paragraph" style:parent-style-name="Text_20_body" style:list-style-name="L2">
      <style:text-properties officeooo:rsid="00184856" officeooo:paragraph-rsid="00184856"/>
    </style:style>
    <style:style style:name="P36" style:family="paragraph" style:parent-style-name="Text_20_body" style:list-style-name="L2">
      <style:text-properties officeooo:rsid="001851e8" officeooo:paragraph-rsid="001851e8"/>
    </style:style>
    <style:style style:name="P37" style:family="paragraph" style:parent-style-name="Text_20_body" style:list-style-name="L2">
      <style:text-properties officeooo:rsid="0018f268" officeooo:paragraph-rsid="0018f268"/>
    </style:style>
    <style:style style:name="P38" style:family="paragraph" style:parent-style-name="Text_20_body" style:list-style-name="L2">
      <style:text-properties officeooo:rsid="001ae7a2" officeooo:paragraph-rsid="001ae7a2"/>
    </style:style>
    <style:style style:name="P39" style:family="paragraph" style:parent-style-name="Text_20_body" style:list-style-name="L2">
      <style:text-properties officeooo:rsid="001d94ab" officeooo:paragraph-rsid="001d94ab"/>
    </style:style>
    <style:style style:name="P40" style:family="paragraph" style:parent-style-name="Text_20_body" style:list-style-name="L2">
      <style:text-properties officeooo:rsid="001dbb52" officeooo:paragraph-rsid="001dbb52"/>
    </style:style>
    <style:style style:name="P41" style:family="paragraph" style:parent-style-name="Text_20_body" style:list-style-name="L2">
      <style:text-properties officeooo:rsid="001e6f02" officeooo:paragraph-rsid="001e6f02"/>
    </style:style>
    <style:style style:name="P42" style:family="paragraph" style:parent-style-name="Text_20_body" style:list-style-name="L2">
      <style:text-properties officeooo:rsid="0020434c" officeooo:paragraph-rsid="0020434c"/>
    </style:style>
    <style:style style:name="P43" style:family="paragraph" style:parent-style-name="Text_20_body" style:list-style-name="L2">
      <style:text-properties officeooo:rsid="00213811" officeooo:paragraph-rsid="00213811"/>
    </style:style>
    <style:style style:name="P44" style:family="paragraph" style:parent-style-name="Text_20_body" style:list-style-name="L2">
      <style:text-properties officeooo:rsid="00219680" officeooo:paragraph-rsid="00219680"/>
    </style:style>
    <style:style style:name="P45" style:family="paragraph" style:parent-style-name="Text_20_body" style:list-style-name="L2">
      <style:text-properties officeooo:rsid="003b6cc4" officeooo:paragraph-rsid="003b6cc4"/>
    </style:style>
    <style:style style:name="P46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47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48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53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69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70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71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72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73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74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75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76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77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78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79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ORIA</text:p>
      <text:list xml:id="list3381940007705215469" text:style-name="L1">
        <text:list-item>
          <text:p text:style-name="P10">La destra aveva portato all'unificazione, ma perse consensi a causa delle nuove tasse e riforme</text:p>
          <text:list>
            <text:list-item>
              <text:p text:style-name="P10"><text:span text:style-name="T16">1875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11">1874 la sinistra ottiene i voti, ma non il potere poiché molti cattolici non erano andati a votare per il non expedit del Papa</text:p>
        </text:list-item>
        <text:list-item>
          <text:p text:style-name="P11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11">Esponente di sinistra, <text:span text:style-name="T17">ma legato al capitalismo e al nord</text:span></text:p>
            </text:list-item>
            <text:list-item>
              <text:p text:style-name="P12">Trasformismo: accontenta richieste di chi è disposto a votarlo</text:p>
            </text:list-item>
            <text:list-item>
              <text:p text:style-name="P12">Allarga il suffragio ai maschi con più di 21 anni che sia alfabetizzato <text:span text:style-name="T18">o con pagamento di 20 lire di tasse</text:span></text:p>
            </text:list-item>
            <text:list-item>
              <text:p text:style-name="P13">Riforma per la scuola: laica e obbligatoria per 2 anni, nonostante ciò i più poveri non andarono a scuola per la lontananza (30% a 50% alfabetizzazione)</text:p>
            </text:list-item>
            <text:list-item>
              <text:p text:style-name="P14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15">1882 Triplice alleanza con Germania e Austria (anche se contraria agli Italiani perché non avevano ceduto Trento e Trieste)</text:p>
            </text:list-item>
          </text:list>
        </text:list-item>
        <text:list-item>
          <text:p text:style-name="P16">1887 Governo Crispi <text:span text:style-name="T21">(</text:span><text:span text:style-name="T8">politica aggressiva</text:span><text:span text:style-name="T21">)</text:span></text:p>
          <text:list>
            <text:list-item>
              <text:p text:style-name="P17">Per dimostrare il Battesimo di Sangue mirò all'Eritrea che ottene grazie al trattato di Uccialli e la formazione del protettorato</text:p>
            </text:list-item>
            <text:list-item>
              <text:p text:style-name="P18">Politica interna:</text:p>
              <text:list>
                <text:list-item>
                  <text:p text:style-name="P18">elezioni comunali (amministrazione e sindaco)</text:p>
                </text:list-item>
                <text:list-item>
                  <text:p text:style-name="P19">introdotto diritto di sciopero e associazione</text:p>
                </text:list-item>
                <text:list-item>
                  <text:p text:style-name="P19">abolita pena di morte</text:p>
                </text:list-item>
              </text:list>
            </text:list-item>
          </text:list>
        </text:list-item>
      </text:list>
      <text:list xml:id="list2192097702441915123" text:style-name="L2">
        <text:list-item>
          <text:p text:style-name="P20">Differenza tra anarchici e socialisti</text:p>
          <text:list>
            <text:list-item>
              <text:p text:style-name="P20">Anarchici non riconoscono alcun potere sopra di loro</text:p>
            </text:list-item>
            <text:list-item>
              <text:p text:style-name="P20">Socialisti concedono a tutte le classi l'esercizio del potere</text:p>
            </text:list-item>
          </text:list>
        </text:list-item>
        <text:list-item>
          <text:p text:style-name="P21">Questione Meridionale</text:p>
          <text:list>
            <text:list-item>
              <text:p text:style-name="P22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23">Positivismo: <text:span text:style-name="T13">alcuni erano destinati ad avere vantaggi dal progresso perché più capaci di altri</text:span></text:p>
            </text:list-item>
            <text:list-item>
              <text:p text:style-name="P24">Si diffonde l'idea della presenza di due razze in Italia: ari e mediterranei (meno capaci)</text:p>
            </text:list-item>
            <text:list-item>
              <text:p text:style-name="P25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20">Diffusione del socialismo in Italia</text:p>
          <text:list>
            <text:list-item>
              <text:p text:style-name="P20">Si diffonde lentamente</text:p>
            </text:list-item>
            <text:list-item>
              <text:p text:style-name="P20">è una corrente moderata</text:p>
            </text:list-item>
            <text:list-item>
              <text:p text:style-name="P20">Il primo giornale socialista è “La Critica Sociale” di Costa</text:p>
            </text:list-item>
            <text:list-item>
              <text:p text:style-name="P26">Verso fine '800 nasce il partito socialista e il giornale “Avanti!”, di cui diverrà parte anche Mussolini</text:p>
            </text:list-item>
          </text:list>
        </text:list-item>
        <text:list-item>
          <text:p text:style-name="P26">La diffusione del socialismo porta ad alcune rivolte in Italia, le quali sono soppresse con la forza</text:p>
          <text:list>
            <text:list-item>
              <text:p text:style-name="P26">Il governo Crispi è costretto alle dimissioni</text:p>
            </text:list-item>
          </text:list>
        </text:list-item>
        <text:list-item>
          <text:p text:style-name="P26">1891-1892 Governo di Antonio Di Rudinì ( <text:span text:style-name="T3">m</text:span><text:span text:style-name="T2">oderato </text:span>)</text:p>
          <text:list>
            <text:list-item>
              <text:p text:style-name="P26">Governo provvisorio</text:p>
            </text:list-item>
          </text:list>
        </text:list-item>
        <text:list-item>
          <text:p text:style-name="P26">1893-1894 Governo di Giolitti</text:p>
          <text:list>
            <text:list-item>
              <text:p text:style-name="P27">Dimissioni a causa dello scandalo della banca romana</text:p>
              <text:list>
                <text:list-item>
                  <text:p text:style-name="P27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27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27">repressione nuovi moti</text:p>
            </text:list-item>
            <text:list-item>
              <text:p text:style-name="P27">programma una campagna in Etiopia</text:p>
            </text:list-item>
            <text:list-item>
              <text:p text:style-name="P27">Dimissioni a causa di una pesante sconfitta ad Adua (tramonta l'idea del battesimo di sangue)</text:p>
            </text:list-item>
          </text:list>
        </text:list-item>
        <text:list-item>
          <text:p text:style-name="P27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28">Promulga un amnistia</text:p>
            </text:list-item>
            <text:list-item>
              <text:p text:style-name="P28">Aumenta il prezzo del pane, scatenando rivolte, poi soppresse nel sangue</text:p>
            </text:list-item>
            <text:list-item>
              <text:p text:style-name="P29">Viene tolta la libertà di stampa e parola</text:p>
            </text:list-item>
            <text:list-item>
              <text:p text:style-name="P30">Dimissioni</text:p>
            </text:list-item>
          </text:list>
        </text:list-item>
        <text:list-item>
          <text:p text:style-name="P31">Governo del Generale Pelloux ( <text:span text:style-name="T2">moderato, poi autoritario</text:span> )</text:p>
          <text:list>
            <text:list-item>
              <text:p text:style-name="P32">Prova a far approvare alcune leggi ma la sinistra si oppone con l'ostruzionismo</text:p>
            </text:list-item>
            <text:list-item>
              <text:p text:style-name="P32">Dimissioni e nuove elezioni</text:p>
            </text:list-item>
          </text:list>
        </text:list-item>
        <text:list-item>
          <text:p text:style-name="P33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34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35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35">Lo Stato, secondo Giolitti, era il mediatore e non doveva intervenire nei conflitti sociali poiché si sarebbero esauriti da soli</text:p>
            </text:list-item>
            <text:list-item>
              <text:p text:style-name="P36">Questo governo favorisce le clientele</text:p>
            </text:list-item>
            <text:list-item>
              <text:p text:style-name="P36">Grandi capitali dall'estero favoriscono l'economia</text:p>
            </text:list-item>
            <text:list-item>
              <text:p text:style-name="P36">Nascono banche miste, che concedono finanziamenti a lungo termine per l'industria soprattutto quella pesante</text:p>
            </text:list-item>
            <text:list-item>
              <text:p text:style-name="P37">Socialisti in Italia:</text:p>
              <text:list>
                <text:list-item>
                  <text:p text:style-name="P37">Riformisti, arrivare al socialismo attraverso graduali riforme</text:p>
                  <text:list>
                    <text:list-item>
                      <text:p text:style-name="P37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37">Massimalisti, arrivare al socialismo con la rivolta</text:p>
                </text:list-item>
              </text:list>
            </text:list-item>
            <text:list-item>
              <text:p text:style-name="P38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39">I nazionalisti chiedevano una campagna in Libia</text:p>
              <text:list>
                <text:list-item>
                  <text:p text:style-name="P39">Doveva essere usata per la manodopera in eccesso e da territorio di sfruttamento</text:p>
                </text:list-item>
                <text:list-item>
                  <text:p text:style-name="P40">La reale motivazione era che molti nazionalisti, proprietari di industrie pesanti, volevano incrementare le vendite</text:p>
                </text:list-item>
                <text:list-item>
                  <text:p text:style-name="P41">1911-1912 Campagna di Libia, conquistata con il dodecaneso dopo la Pace di Losanna</text:p>
                </text:list-item>
              </text:list>
            </text:list-item>
            <text:list-item>
              <text:p text:style-name="P42">I socialisti chiedono il suffragio universale maschile</text:p>
              <text:list>
                <text:list-item>
                  <text:p text:style-name="P42">1912 possono votare:</text:p>
                  <text:list>
                    <text:list-item>
                      <text:p text:style-name="P42">uomini analfabeti con più di 30 anni</text:p>
                    </text:list-item>
                    <text:list-item>
                      <text:p text:style-name="P42">alfabetizzati con più di 21 anni</text:p>
                    </text:list-item>
                    <text:list-item>
                      <text:p text:style-name="P43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44">Patto Gentiloni: per ottenere l'appoggio dei Cattolici, Giolitti ottiene dal Papa il permesso ai cattolici di intervenine col voto in politica</text:p>
              <text:list>
                <text:list-item>
                  <text:p text:style-name="P44">una parte di cattolici raccolta intorno a Don Romolo Murri chiede la formazione di un partito</text:p>
                  <text:list>
                    <text:list-item>
                      <text:p text:style-name="P44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44">gli intransigenti sono a sfavore della partecipazione in politica </text:p>
                </text:list-item>
              </text:list>
            </text:list-item>
            <text:list-item>
              <text:p text:style-name="P45"><text:soft-page-break/>Catastrofi naturali che il governo non si curò di risolvere</text:p>
              <text:list>
                <text:list-item>
                  <text:p text:style-name="P45">eruzione Vesuvio (1906)</text:p>
                </text:list-item>
                <text:list-item>
                  <text:p text:style-name="P45">terremoto di Messina (1908)</text:p>
                </text:list-item>
              </text:list>
            </text:list-item>
          </text:list>
        </text:list-item>
      </text:list>
      <text:p text:style-name="P7">Imperialismo o Belle Epoque <text:span text:style-name="T24">(1870 - 1914)</text:span></text:p>
      <text:list xml:id="list3579945131263463195" text:style-name="L3">
        <text:list-item>
          <text:p text:style-name="P46">Per i marxisti il periodo si chiamerà Imperialismo per mettere in luce l'aspetto negativo</text:p>
        </text:list-item>
        <text:list-item>
          <text:p text:style-name="P46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47">Parigi sarà il simbolo di questo periodo e in particolare la Tour Eiffel, il simbolo del progresso</text:p>
        </text:list-item>
        <text:list-item>
          <text:p text:style-name="P49">Con lo sviluppo industriale </text:p>
          <text:list>
            <text:list-item>
              <text:p text:style-name="P49">si verifica un forte inurbamento, causato da lavoro più sicuro e redditizio di quello di campagna</text:p>
            </text:list-item>
            <text:list-item>
              <text:p text:style-name="P49">nascita dei paesi dormitorio</text:p>
            </text:list-item>
            <text:list-item>
              <text:p text:style-name="P50">nascono i colletti bianchi, gli operai specializzati, una classe intermedia</text:p>
            </text:list-item>
            <text:list-item>
              <text:p text:style-name="P51"><text:span text:style-name="T26">i</text:span>l settore siderurgico e soprattutto militare subiscono un forte impulso</text:p>
            </text:list-item>
            <text:list-item>
              <text:p text:style-name="P48">Ford produce la prima auto con una catena di montaggio (Taylorismo)</text:p>
            </text:list-item>
          </text:list>
        </text:list-item>
        <text:list-item>
          <text:p text:style-name="P47">Il positivismo era l'ideologia dominante. I popoli superiori si imponevano su quelli inferiori, perciò legittimava l'imperialismo</text:p>
        </text:list-item>
        <text:list-item>
          <text:p text:style-name="P47">Con la crisi economica, molti stati adottano una politica protezionistica, altri tentarono di potenziare il settore in maggior crisi, quello agricolo</text:p>
        </text:list-item>
        <text:list-item>
          <text:p text:style-name="P47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PRIMA RIVOLUZIONE INDUSTRIALE</text:p>
          </table:table-cell>
          <table:table-cell table:style-name="Tabella1.B1" office:value-type="string">
            <text:p text:style-name="P9">SECONDA RIVOLUZIONE INDUSTRIALE</text:p>
          </table:table-cell>
        </table:table-row>
        <table:table-row>
          <table:table-cell table:style-name="Tabella1.A2" office:value-type="string">
            <text:p text:style-name="P9">Inizio 800</text:p>
          </table:table-cell>
          <table:table-cell table:style-name="Tabella1.B2" office:value-type="string">
            <text:p text:style-name="P9">Fine 800</text:p>
          </table:table-cell>
        </table:table-row>
        <table:table-row>
          <table:table-cell table:style-name="Tabella1.A2" office:value-type="string">
            <text:p text:style-name="P9">Inghilterra</text:p>
          </table:table-cell>
          <table:table-cell table:style-name="Tabella1.B2" office:value-type="string">
            <text:p text:style-name="P9">USA e Germania</text:p>
          </table:table-cell>
        </table:table-row>
        <table:table-row>
          <table:table-cell table:style-name="Tabella1.A2" office:value-type="string">
            <text:p text:style-name="P9">Tessile</text:p>
          </table:table-cell>
          <table:table-cell table:style-name="Tabella1.B2" office:value-type="string">
            <text:p text:style-name="P9">Pesante</text:p>
          </table:table-cell>
        </table:table-row>
        <table:table-row>
          <table:table-cell table:style-name="Tabella1.A2" office:value-type="string">
            <text:p text:style-name="P9">Vapore</text:p>
          </table:table-cell>
          <table:table-cell table:style-name="Tabella1.B2" office:value-type="string">
            <text:p text:style-name="P9">Elettricità</text:p>
          </table:table-cell>
        </table:table-row>
        <table:table-row>
          <table:table-cell table:style-name="Tabella1.A2" office:value-type="string">
            <text:p text:style-name="P9">Carbone e ferro</text:p>
          </table:table-cell>
          <table:table-cell table:style-name="Tabella1.B2" office:value-type="string">
            <text:p text:style-name="P9">Acciaio e chimica</text:p>
          </table:table-cell>
        </table:table-row>
      </table:table>
      <text:list xml:id="list154156018097617" text:continue-numbering="true" text:style-name="L3">
        <text:list-header>
          <text:p text:style-name="P47"/>
          <text:p text:style-name="P47"/>
        </text:list-header>
      </text:list>
      <text:p text:style-name="P2"/>
      <text:p text:style-name="P6"><text:soft-page-break/>I Guerra Mondiale</text:p>
      <text:list xml:id="list154157510248704" text:continue-list="list2192097702441915123" text:style-name="L2">
        <text:list-item>
          <text:p text:style-name="P52">Cause</text:p>
          <text:list>
            <text:list-item>
              <text:p text:style-name="P52">Germania vuole rivendicare la sua potenza economica e politica, anche con la forza</text:p>
            </text:list-item>
            <text:list-item>
              <text:p text:style-name="P53">Guglielmo II non rinnova l'alleanza con la Russia, così stipula un alleanza con la Francia</text:p>
              <text:list>
                <text:list-item>
                  <text:p text:style-name="P53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54">Guglielmo II tenta l'alleanza con l'Inghilterra, ma non ha successo</text:p>
              <text:list>
                <text:list-item>
                  <text:p text:style-name="P54">L'aumento della flotta tedesca non permetteva all'Inghilterra di formare una flotta più grande della somma delle altre due più forti</text:p>
                </text:list-item>
                <text:list-item>
                  <text:p text:style-name="P54">guerra greco-turca: </text:p>
                  <text:list>
                    <text:list-item>
                      <text:p text:style-name="P54">Creta chiede aiuto alla Grecia per ottenere l'indipendenza e la Grecia da il suo appoggio in quanto utile per i traffici commerciali</text:p>
                    </text:list-item>
                    <text:list-item>
                      <text:p text:style-name="P54">La Grecia ottiene il supporto degli Inglesi e la Turchia dei Tedeschi</text:p>
                    </text:list-item>
                    <text:list-item>
                      <text:p text:style-name="P54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55">strage in Transvaal e Orange</text:p>
                  <text:list>
                    <text:list-item>
                      <text:p text:style-name="P55">Dopo il massacro dei boeri, l'opinione pubblica reagisce e in particolare la Germania</text:p>
                    </text:list-item>
                    <text:list-item>
                      <text:p text:style-name="P55">Si scatena una germanofobia</text:p>
                    </text:list-item>
                  </text:list>
                </text:list-item>
                <text:list-item>
                  <text:p text:style-name="P55">Intesa Cordiale (1904-1905)</text:p>
                  <text:list>
                    <text:list-item>
                      <text:p text:style-name="P55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56">Austria annette Bosnia-Erzegovina</text:p>
              <text:list>
                <text:list-item>
                  <text:p text:style-name="P56">La Russia desidera un protettorato nei Balcani</text:p>
                </text:list-item>
                <text:list-item>
                  <text:p text:style-name="P56">Serbi e Italiani non possono più aprire rotte commerciali col Paese</text:p>
                </text:list-item>
              </text:list>
            </text:list-item>
            <text:list-item>
              <text:p text:style-name="P56">Annessione del Marocco</text:p>
              <text:list>
                <text:list-item>
                  <text:p text:style-name="P56">dopo l'annessione francese, la Germania la denuncia per violazione dei trattati internazionali, ma nessuno la appoggia</text:p>
                </text:list-item>
                <text:list-item>
                  <text:p text:style-name="P56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57">Guerra Balcanica</text:p>
              <text:list>
                <text:list-item>
                  <text:p text:style-name="P57">Grecia, Bulgaria, Serbia e Montenegro si alleano contro la Turchia e conquistano parte dei suoi territori</text:p>
                </text:list-item>
                <text:list-item>
                  <text:p text:style-name="P57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58">Impero Ottomano</text:p>
              <text:list>
                <text:list-item>
                  <text:p text:style-name="P58">la modernizzazione sarà messa a freno dalla diffusione della religione</text:p>
                </text:list-item>
                <text:list-item>
                  <text:p text:style-name="P58">il popolo obbliga il sultano a concedere una costituzione, revocata l’anno successivo</text:p>
                </text:list-item>
                <text:list-item>
                  <text:p text:style-name="P58">Abdul Ahmid è destituito e il fratello Maometto V ottiene il potere</text:p>
                </text:list-item>
                <text:list-item>
                  <text:p text:style-name="P58">Mustafà Kemal fu il leader dei movimenti rivoluzionari oltre che ataturk, padre della Turchia</text:p>
                </text:list-item>
                <text:list-item>
                  <text:p text:style-name="P58">Kemal attuò un processo di modernizzazione</text:p>
                </text:list-item>
              </text:list>
            </text:list-item>
            <text:list-item>
              <text:p text:style-name="P59">Cina</text:p>
              <text:list>
                <text:list-item>
                  <text:p text:style-name="P59">durante le guerre dell’oppio la cina aveva perso parte dell’autonomia</text:p>
                </text:list-item>
                <text:list-item>
                  <text:p text:style-name="P59">L’imperatrice Ci-Xi fomentò l’odio dei boxer (gruppi di giovani rivoltosi contro gli stranieri e i grandi proprietari terrieri) contro gli stranieri</text:p>
                </text:list-item>
                <text:list-item>
                  <text:p text:style-name="P59">Vengono assediati i quartieri stranieri nelle città e i cinesi cristianizzati</text:p>
                </text:list-item>
                <text:list-item>
                  <text:p text:style-name="P59">Usa, Giappone e le potenze Europee inviano dei contingenti armati</text:p>
                </text:list-item>
                <text:list-item>
                  <text:p text:style-name="P59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60">Giappone</text:p>
              <text:list>
                <text:list-item>
                  <text:p text:style-name="P60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61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62">USA (Theodore Roosvelt)</text:p>
              <text:list>
                <text:list-item>
                  <text:p text:style-name="P63">“Big Stick”, parla con dolcezza, se non ha effetto ricorda di avere con te un grosso bastone</text:p>
                </text:list-item>
                <text:list-item>
                  <text:p text:style-name="P63">Canale di Panama</text:p>
                  <text:list>
                    <text:list-item>
                      <text:p text:style-name="P63">Tenta di acquistare i territori appartenenti alla Colombia</text:p>
                    </text:list-item>
                    <text:list-item>
                      <text:p text:style-name="P63">Al rifiuto del governo, finanzia le rivolte</text:p>
                    </text:list-item>
                    <text:list-item>
                      <text:p text:style-name="P63">Alla nascita della Repubblica di Panama, ottiene i territori a cui era interessato</text:p>
                    </text:list-item>
                  </text:list>
                </text:list-item>
                <text:list-item>
                  <text:p text:style-name="P63">Corollario alla dottrina Monroe</text:p>
                  <text:list>
                    <text:list-item>
                      <text:p text:style-name="P63">La dottrina Monroe dava accesso commerciale privilegiato agli Usa in America del <text:soft-page-break/>Sud </text:p>
                    </text:list-item>
                    <text:list-item>
                      <text:p text:style-name="P64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65">Intervento nello sciopero dei Minatori</text:p>
                  <text:list>
                    <text:list-item>
                      <text:p text:style-name="P65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66">Russia</text:p>
              <text:list>
                <text:list-item>
                  <text:p text:style-name="P66">Vitte promuove l’industria e le ferrovie (Transiberiana), stabilizza il rublo grazie ai capitali stranieri</text:p>
                </text:list-item>
                <text:list-item>
                  <text:p text:style-name="P67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67">nascono i partiti illeciti popolari socialrivoluzionario e socialdemocratico e il partito cadetto dei borghesi</text:p>
                    </text:list-item>
                    <text:list-item>
                      <text:p text:style-name="P68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8">I Guerra Mondiale</text:p>
      <text:list xml:id="list2581497292558907503" text:style-name="L4">
        <text:list-item>
          <text:p text:style-name="P69">Nessuno ha un obiettivo chiaro all’inizio della guerra, <text:span text:style-name="T28">a settembre si delineano i programmi</text:span></text:p>
          <text:list>
            <text:list-item>
              <text:p text:style-name="P70">Francia vuole Alsazia e Lorena</text:p>
            </text:list-item>
            <text:list-item>
              <text:p text:style-name="P70">Russia aspira a instaurare protettorati sui Balcani</text:p>
            </text:list-item>
            <text:list-item>
              <text:p text:style-name="P70">Germania voleva indebolire Francia e Inghilterra, divenire la potenza economica egemone</text:p>
            </text:list-item>
          </text:list>
        </text:list-item>
        <text:list-item>
          <text:p text:style-name="P70">Guerra</text:p>
          <text:list>
            <text:list-item>
              <text:p text:style-name="P70"><text:s/>totale perché sono coinvolti tutti gli stati sociali e persino le colonie</text:p>
            </text:list-item>
            <text:list-item>
              <text:p text:style-name="P70">tecnologica poiché ruolo importante assunse la ricerca tecnologica</text:p>
            </text:list-item>
            <text:list-item>
              <text:p text:style-name="P70">di logoramento, in trincea in cui i soldati sostavano per molto tempo fino allo sfinimento</text:p>
            </text:list-item>
          </text:list>
        </text:list-item>
        <text:list-item>
          <text:p text:style-name="P71">Eventi</text:p>
          <text:list>
            <text:list-item>
              <text:p text:style-name="P69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72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73">1916 Spedizione punitiva austriaca contro i traditori italiani</text:p>
            </text:list-item>
            <text:list-item>
              <text:p text:style-name="P71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74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75">1917 Entrata in guerra degli Stati Uniti per</text:p>
              <text:list>
                <text:list-item>
                  <text:p text:style-name="P75">la violazione della neutralità del Belgio</text:p>
                </text:list-item>
                <text:list-item>
                  <text:p text:style-name="P75">l’affondamento del transatlantico Lusitania che trasportava passeggeri, tra cui americani, anche se trasportava armi nascoste per gli inglesi</text:p>
                </text:list-item>
                <text:list-item>
                  <text:p text:style-name="P76">la guerra sottomarina</text:p>
                </text:list-item>
                <text:list-item>
                  <text:p text:style-name="P76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76">Benedetto XV chiede con un proclama di mettere fine alla guerra</text:p>
            </text:list-item>
            <text:list-item>
              <text:p text:style-name="P76">Disfatta di Caporetto: dopo numerose perdite gli Italiani fermano gli austriaci presso il Monte Grappa</text:p>
            </text:list-item>
          </text:list>
        </text:list-item>
        <text:list-item>
          <text:p text:style-name="P77">Pace</text:p>
          <text:list>
            <text:list-item>
              <text:p text:style-name="P77">Dopo il primo trattato di pace sia Guglielmo II che Carlo I d’Asburgo abdicano</text:p>
            </text:list-item>
            <text:list-item>
              <text:p text:style-name="P77">1919-1920 Conferenza di Parigi</text:p>
              <text:list>
                <text:list-item>
                  <text:p text:style-name="P77">le decisioni furono prese sotto forma di dictat (imposizioni senza possibilità di replica)</text:p>
                </text:list-item>
                <text:list-item>
                  <text:p text:style-name="P77">non vennero ammessi i paesi neutrali e sconfitti</text:p>
                </text:list-item>
                <text:list-item>
                  <text:p text:style-name="P77">regolano la pace i 14 punti della Società delle Nazioni</text:p>
                  <text:list>
                    <text:list-item>
                      <text:p text:style-name="P77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77">Non fondato sull’Imperialismo</text:p>
                    </text:list-item>
                    <text:list-item>
                      <text:p text:style-name="P77">rinuncia alla guerra</text:p>
                    </text:list-item>
                    <text:list-item>
                      <text:p text:style-name="P77">rispetto dei trattati (sanzioni economiche per i trasgressori)</text:p>
                    </text:list-item>
                    <text:list-item>
                      <text:p text:style-name="P77">principio di autodeterminazione dei popoli (ogni popolo deve poter scegliere)</text:p>
                    </text:list-item>
                    <text:list-item>
                      <text:p text:style-name="P78">non ha un esercito proprio</text:p>
                    </text:list-item>
                  </text:list>
                </text:list-item>
                <text:list-item>
                  <text:p text:style-name="P85">Non vennero considerate tutte le minoranze secondo il principio di autodeterminazione, poiché Stati troppo piccoli erano troppo instabili</text:p>
                </text:list-item>
                <text:list-item>
                  <text:p text:style-name="P86">Si voleva indebolire la Germania ma non eccessivamente di modo che potesse arginare il bolscevismo russo</text:p>
                </text:list-item>
              </text:list>
            </text:list-item>
            <text:list-item>
              <text:p text:style-name="P86"><text:soft-page-break/>Pace di Versailles (Germania <text:span text:style-name="T31">considerata unica responsabile del conflitto</text:span>)</text:p>
              <text:list>
                <text:list-item>
                  <text:p text:style-name="P86">Cede Alsazia e Lorena alla Francia</text:p>
                </text:list-item>
                <text:list-item>
                  <text:p text:style-name="P86">le frontiere col Belgio sono retificate</text:p>
                </text:list-item>
                <text:list-item>
                  <text:p text:style-name="P86">cede alla Polonia uno sbocco sul mare</text:p>
                </text:list-item>
                <text:list-item>
                  <text:p text:style-name="P86">Danzica diviene città libera e porto polacco</text:p>
                </text:list-item>
                <text:list-item>
                  <text:p text:style-name="P86">smilitarizzazione della Renania</text:p>
                </text:list-item>
                <text:list-item>
                  <text:p text:style-name="P86">fermare la produzione di armamenti</text:p>
                </text:list-item>
                <text:list-item>
                  <text:p text:style-name="P86">pagare <text:span text:style-name="T31">270</text:span> miliardi di marchi d’oro</text:p>
                </text:list-item>
                <text:list-item>
                  <text:p text:style-name="P86">cedere il bacino carbonifero della Saar per 15 anni</text:p>
                </text:list-item>
                <text:list-item>
                  <text:p text:style-name="P87">rinuncia alle colonie</text:p>
                  <text:list>
                    <text:list-item>
                      <text:p text:style-name="P88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89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89">Trattato di Saint-Germaine (Austria)</text:p>
              <text:list>
                <text:list-item>
                  <text:p text:style-name="P89">nascono due nuovi Stati: Iugoslavia e Cecoslovacchia</text:p>
                </text:list-item>
              </text:list>
            </text:list-item>
            <text:list-item>
              <text:p text:style-name="P89">Trattato di Neuilly (Bulgaria)</text:p>
              <text:list>
                <text:list-item>
                  <text:p text:style-name="P89">parte dei territori vanno a Romania, Iugoslavia e Grecia</text:p>
                </text:list-item>
              </text:list>
            </text:list-item>
            <text:list-item>
              <text:p text:style-name="P89">Trattato di Trianon ?(Ungheria)</text:p>
              <text:list>
                <text:list-item>
                  <text:p text:style-name="P89">parte dei territori vanno a Iugoslavia, Romania e Cecoslovacchia</text:p>
                </text:list-item>
              </text:list>
            </text:list-item>
            <text:list-item>
              <text:p text:style-name="P89">Trattato di Sevres (Turchia)</text:p>
              <text:list>
                <text:list-item>
                  <text:p text:style-name="P89">rimane alla Turchia solo l’Anatolia settentrionale e Costantinopoli, il resto è ceduto a Francia e Inghilterra</text:p>
                </text:list-item>
                <text:list-item>
                  <text:p text:style-name="P89">gli stretti sono smilitarizzati</text:p>
                </text:list-item>
              </text:list>
            </text:list-item>
            <text:list-item>
              <text:p text:style-name="P89">Pace di Losanna (Repubblica Turca di Kemal)</text:p>
              <text:list>
                <text:list-item>
                  <text:p text:style-name="P89">ottiene il controllo degli stretti</text:p>
                </text:list-item>
                <text:list-item>
                  <text:p text:style-name="P89">acquisisce alcuni territori in più</text:p>
                </text:list-item>
              </text:list>
            </text:list-item>
          </text:list>
        </text:list-item>
        <text:list-item>
          <text:p text:style-name="P90">Conseguenza</text:p>
          <text:list>
            <text:list-item>
              <text:p text:style-name="P90">l’Ungheria perde il suo porto (Fiume)</text:p>
            </text:list-item>
            <text:list-item>
              <text:p text:style-name="P90"><text:soft-page-break/>L’Austria è ridotta e non può allearsi coi tedeschi</text:p>
            </text:list-item>
            <text:list-item>
              <text:p text:style-name="P90">La Polonia mira a una maggiore autonomia</text:p>
            </text:list-item>
            <text:list-item>
              <text:p text:style-name="P90">molte minoranze sono inascoltate</text:p>
            </text:list-item>
            <text:list-item>
              <text:p text:style-name="P90">atteggiamento contraddittorio nei confronti della Germani</text:p>
              <text:list>
                <text:list-header>
                  <text:p text:style-name="P86"/>
                </text:list-header>
              </text:list>
            </text:list-item>
          </text:list>
        </text:list-item>
        <text:list-item>
          <text:p text:style-name="P79">La Germania si schiera al fianco dell’Austria e la Francia al fianco della Serbia</text:p>
          <text:list>
            <text:list-item>
              <text:p text:style-name="P79">La Germania viola la neutralità del Belgio per attaccare i Francesi da un altro fronte</text:p>
              <text:list>
                <text:list-item>
                  <text:p text:style-name="P79">La Russia muove l’esercito</text:p>
                </text:list-item>
                <text:list-item>
                  <text:p text:style-name="P79">L’Inghilterra si muove in aiuto della Francia</text:p>
                </text:list-item>
                <text:list-item>
                  <text:p text:style-name="P73">L’Italia si schiera con Francia e Inghilterra</text:p>
                </text:list-item>
                <text:list-item>
                  <text:p text:style-name="P73">Bulgaria si schiera con la Germania, la quale aveva preso le difese dei <text:s/>Bulgari dopo le nuove pretese mosse dopo la Seconda Guerra Balcanica</text:p>
                </text:list-item>
                <text:list-item>
                  <text:p text:style-name="P73">Impero Ottomano si schiera con la Germania che aveva aiutato contro l’indipendenza di Creta</text:p>
                </text:list-item>
                <text:list-item>
                  <text:p text:style-name="P80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80">In Italia il governo Salandra aveva deciso di entrare in guerra</text:p>
          <text:list>
            <text:list-item>
              <text:p text:style-name="P80">Patto di Londra: Sidney Sonnino (Ministro degli Esteri) dopo aver interpellato sia Intesa che Alleanza accettò l’offerta dell’Intesa </text:p>
              <text:list>
                <text:list-item>
                  <text:p text:style-name="P80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81">L’Italia era divisa riguardo l’intervento in guerra</text:p>
              <text:list>
                <text:list-item>
                  <text:p text:style-name="P81">Neutralisti</text:p>
                  <text:list>
                    <text:list-item>
                      <text:p text:style-name="P81">Popolo poiché i primi a morire e a essere danneggiati sarebbero stati loro</text:p>
                    </text:list-item>
                    <text:list-item>
                      <text:p text:style-name="P81">Cattolici poiché è contro i principi cristiani</text:p>
                    </text:list-item>
                    <text:list-item>
                      <text:p text:style-name="P81">Socialisti poiché la guerra è di stampo imperialistico, mentre la loro richiesta è rivoluzione sociale</text:p>
                    </text:list-item>
                    <text:list-item>
                      <text:p text:style-name="P81">Giolittiani, poiché sia l’esercito che gli armamenti italiani sono scadenti</text:p>
                      <text:list>
                        <text:list-item>
                          <text:p text:style-name="P81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82">Interventisti</text:p>
                  <text:list>
                    <text:list-item>
                      <text:p text:style-name="P82">nazionalisti per gli interessi economici</text:p>
                    </text:list-item>
                    <text:list-item>
                      <text:p text:style-name="P83"><text:soft-page-break/>futuristi perché dimostra forza dello Stato</text:p>
                    </text:list-item>
                    <text:list-item>
                      <text:p text:style-name="P83">irredentisti perché volevano le terre redente (Trento e Trieste)</text:p>
                    </text:list-item>
                    <text:list-item>
                      <text:p text:style-name="P83">socialisti estremi poiché vogliono la rivoluzione sociale dopo la guerra</text:p>
                    </text:list-item>
                    <text:list-item>
                      <text:p text:style-name="P83">D’Annunzio</text:p>
                      <text:list>
                        <text:list-item>
                          <text:p text:style-name="P71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83">Mussolini </text:p>
                      <text:list>
                        <text:list-item>
                          <text:p text:style-name="P83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Italia in guerra</text:p>
              <text:list>
                <text:list-item>
                  <text:p text:style-name="P84">I morti nelle battaglie dell’Isonzo furono numerosi e gli ufficiali vennero rimpiazzati da studenti universitari</text:p>
                </text:list-item>
                <text:list-item>
                  <text:p text:style-name="P84">La morte di questa nuova classe di intellettuali favorì probabilmente l’ascesa del fascismo</text:p>
                  <text:p text:style-name="P84"/>
                </text:list-item>
              </text:list>
            </text:list-item>
          </text:list>
        </text:list-item>
      </text:list>
      <text:p text:style-name="P4"/>
      <text:list xml:id="list154155908550625" text:continue-numbering="true" text:style-name="L4">
        <text:list-item>
          <text:list>
            <text:list-item>
              <text:list>
                <text:list-header>
                  <text:p text:style-name="P80"/>
                </text:list-header>
              </text:list>
            </text:list-item>
          </text:list>
          <text:p text:style-name="P80"/>
        </text:list-item>
      </text:list>
      <text:p text:style-name="P3"/>
      <text:list xml:id="list154157331683995" text:continue-list="list154157510248704" text:style-name="L2">
        <text:list-item>
          <text:list>
            <text:list-item>
              <text:list>
                <text:list-item>
                  <text:list>
                    <text:list-header>
                      <text:p text:style-name="P54"/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10-21T15:41:55.273000000</dc:date>
    <meta:editing-duration>PT9H9M42S</meta:editing-duration>
    <meta:editing-cycles>95</meta:editing-cycles>
    <meta:generator>LibreOffice/5.2.2.2$Windows_x86 LibreOffice_project/8f96e87c890bf8fa77463cd4b640a2312823f3ad</meta:generator>
    <meta:document-statistic meta:table-count="1" meta:image-count="0" meta:object-count="0" meta:page-count="11" meta:paragraph-count="261" meta:word-count="2847" meta:character-count="17409" meta:non-whitespace-character-count="15051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